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B0000005AE79C4444.png" manifest:media-type="image/png"/>
  <manifest:file-entry manifest:full-path="Pictures/10000001000004F80000012FE2A1D487.png" manifest:media-type="image/png"/>
  <manifest:file-entry manifest:full-path="Pictures/10000001000003AE00000078A8DD10AC.png" manifest:media-type="image/png"/>
  <manifest:file-entry manifest:full-path="Pictures/100000010000046D000000B9CE81966C.png" manifest:media-type="image/png"/>
  <manifest:file-entry manifest:full-path="Pictures/10000001000004880000012D6B2D062D.png" manifest:media-type="image/png"/>
  <manifest:file-entry manifest:full-path="Pictures/100000010000035900000178F19AED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x="-0.205cm" svg:y="0.224cm" svg:width="17cm" svg:height="1.351cm" draw:z-index="0"><draw:image xlink:href="Pictures/100000010000046B0000005AE79C4444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0.245cm" svg:y="0.406cm" svg:width="17cm" svg:height="4.048cm" draw:z-index="1"><draw:image xlink:href="Pictures/10000001000004F80000012FE2A1D487.png" xlink:type="simple" xlink:show="embed" xlink:actuate="onLoad" draw:mime-type="image/png"/></draw:frame></text:p>
      <text:p text:style-name="Standard"><draw:frame draw:style-name="fr1" draw:name="Imagen3" text:anchor-type="char" svg:x="0.164cm" svg:y="0.069cm" svg:width="17cm" svg:height="2.775cm" draw:z-index="2"><draw:image xlink:href="Pictures/100000010000046D000000B9CE8196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char" svg:x="0.49cm" svg:y="1.042cm" svg:width="17cm" svg:height="2.164cm" draw:z-index="3"><draw:image xlink:href="Pictures/10000001000003AE00000078A8DD10AC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x="1.263cm" svg:y="2.589cm" svg:width="17cm" svg:height="4.411cm" draw:z-index="4"><draw:image xlink:href="Pictures/10000001000004880000012D6B2D06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695cm" svg:y="4.179cm" svg:width="17cm" svg:height="7.458cm" draw:z-index="5"><draw:image xlink:href="Pictures/100000010000035900000178F19AED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8:57:59.319000000</meta:creation-date>
    <dc:date>2025-05-28T18:59:18.323000000</dc:date>
    <meta:editing-duration>PT1M19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7.6.5.2$Windows_X86_64 LibreOffice_project/38d5f62f85355c192ef5f1dd47c5c0c0c6d6598b</meta:generator>
  </office:meta>
</office:document-meta>
</file>